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38" officeooo:paragraph-rsid="000b3538"/>
    </style:style>
    <style:style style:name="P2" style:family="paragraph" style:parent-style-name="Standard">
      <style:text-properties officeooo:rsid="000b3538" officeooo:paragraph-rsid="000c5ef6"/>
    </style:style>
    <style:style style:name="P3" style:family="paragraph" style:parent-style-name="Standard">
      <style:text-properties officeooo:rsid="000b3538" officeooo:paragraph-rsid="000d1156"/>
    </style:style>
    <style:style style:name="P4" style:family="paragraph" style:parent-style-name="Standard">
      <style:text-properties officeooo:rsid="000b3538" officeooo:paragraph-rsid="000dc1d2"/>
    </style:style>
    <style:style style:name="P5" style:family="paragraph" style:parent-style-name="Standard">
      <style:text-properties officeooo:rsid="000b3538" officeooo:paragraph-rsid="0018664a"/>
    </style:style>
    <style:style style:name="P6" style:family="paragraph" style:parent-style-name="Standard">
      <style:text-properties officeooo:rsid="001a5789" officeooo:paragraph-rsid="001a5789"/>
    </style:style>
    <style:style style:name="P7" style:family="paragraph" style:parent-style-name="Standard">
      <style:text-properties officeooo:rsid="001d8129" officeooo:paragraph-rsid="001d8129"/>
    </style:style>
    <style:style style:name="P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a5789" officeooo:paragraph-rsid="001a5789"/>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5ef6" style:font-style-asian="normal" style:font-style-complex="normal"/>
    </style:style>
    <style:style style:name="T9" style:family="text">
      <style:text-properties fo:font-style="normal" officeooo:rsid="000d1156" style:font-style-asian="normal" style:font-style-complex="normal"/>
    </style:style>
    <style:style style:name="T10" style:family="text">
      <style:text-properties fo:font-style="normal" officeooo:rsid="000dc1d2" style:font-style-asian="normal" style:font-style-complex="normal"/>
    </style:style>
    <style:style style:name="T11" style:family="text">
      <style:text-properties fo:font-style="normal" officeooo:rsid="000f7bd4" style:font-style-asian="normal" style:font-style-complex="normal"/>
    </style:style>
    <style:style style:name="T12" style:family="text">
      <style:text-properties fo:font-style="normal" officeooo:rsid="001161db" style:font-style-asian="normal" style:font-style-complex="normal"/>
    </style:style>
    <style:style style:name="T13" style:family="text">
      <style:text-properties fo:font-style="normal" officeooo:rsid="0012e92d" style:font-style-asian="normal" style:font-style-complex="normal"/>
    </style:style>
    <style:style style:name="T14" style:family="text">
      <style:text-properties fo:font-style="normal" officeooo:rsid="00136435" style:font-style-asian="normal" style:font-style-complex="normal"/>
    </style:style>
    <style:style style:name="T15" style:family="text">
      <style:text-properties fo:font-style="normal" officeooo:rsid="00160bba" style:font-style-asian="normal" style:font-style-complex="normal"/>
    </style:style>
    <style:style style:name="T16" style:family="text">
      <style:text-properties fo:font-style="normal" officeooo:rsid="001646ca" style:font-style-asian="normal" style:font-style-complex="normal"/>
    </style:style>
    <style:style style:name="T17" style:family="text">
      <style:text-properties fo:font-style="normal" officeooo:rsid="001842d7" style:font-style-asian="normal" style:font-style-complex="normal"/>
    </style:style>
    <style:style style:name="T18" style:family="text">
      <style:text-properties fo:font-style="normal" officeooo:rsid="0018664a" style:font-style-asian="normal" style:font-style-complex="normal"/>
    </style:style>
    <style:style style:name="T19" style:family="text">
      <style:text-properties fo:font-style="normal" officeooo:rsid="001a5789" style:font-style-asian="normal" style:font-style-complex="normal"/>
    </style:style>
    <style:style style:name="T20" style:family="text">
      <style:text-properties fo:font-style="normal" officeooo:rsid="001a6d2a" style:font-style-asian="normal" style:font-style-complex="normal"/>
    </style:style>
    <style:style style:name="T21" style:family="text">
      <style:text-properties fo:font-style="normal" officeooo:rsid="001b99ec" style:font-style-asian="normal" style:font-style-complex="normal"/>
    </style:style>
    <style:style style:name="T22" style:family="text">
      <style:text-properties fo:font-style="normal" officeooo:rsid="001d8129" style:font-style-asian="normal" style:font-style-complex="normal"/>
    </style:style>
    <style:style style:name="T23" style:family="text">
      <style:text-properties fo:font-style="normal" officeooo:rsid="001e210c" style:font-style-asian="normal" style:font-style-complex="normal"/>
    </style:style>
    <style:style style:name="T24" style:family="text">
      <style:text-properties officeooo:rsid="0012e9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text:span text:style-name="T1"><text:tab/>Behind</text:span> Vinias IX and the tower were a gaggle of assorted high ranking Cirulists and <text:span text:style-name="T24">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2"><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2"><text:tab/><text:span text:style-name="T1">Vinias turned around. </text:span><text:span text:style-name="T3">This Shimmering nonsense is not worth the cost</text:span><text:span text:style-name="T8">. Irritated, </text:span><text:span text:style-name="T9">t</text:span><text:span text:style-name="T8">he Annointed </text:span><text:span text:style-name="T9">One</text:span><text:span text:style-name="T8"> </text:span><text:span text:style-name="T10">swiveled to face </text:span><text:span text:style-name="T8">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3"><text:span text:style-name="T8"><text:tab/>It didn’t take long for Gasban to begin speaking. “We finished final checks last night, arch-chancellor. </text:span><text:span text:style-name="T9">A few of the Craftsmen raised concerns over keeping the Protocol, they claim the end points <text:s/>aren’t stable enough to keep the focus.” </text:span></text:p>
      <text:p text:style-name="P4"><text:span text:style-name="T9"><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span></text:p>
      <text:p text:style-name="P3"><text:span text:style-name="T9"><text:tab/>“Of course. </text:span><text:span text:style-name="T10">Naturally it is my deepest hope that we can continue with the ceremony,</text:span><text:span text:style-name="T9">” came the response, with barely enough room between his and Vinias’ words for a mouse to fit.</text:span></text:p>
      <text:p text:style-name="P3"><text:span text:style-name="T9"><text:tab/></text:span><text:span text:style-name="T10">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3"><text:span text:style-name="T10"><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15">for authority</text:span><text:span text:style-name="T10">. </text:span><text:span text:style-name="T15">The kind of d</text:span><text:span text:style-name="T10">iscipline that Vinias </text:span><text:span text:style-name="T15">had in ample amounts</text:span><text:span text:style-name="T10">. </text:span><text:span text:style-name="T15">The kind of r</text:span><text:span text:style-name="T11">espect that gave Vinias the edge </text:span><text:span text:style-name="T15">over Gasban </text:span><text:span text:style-name="T11">he needed for admission into the Order.</text:span></text:p>
      <text:p text:style-name="P3"><text:span text:style-name="T11"><text:tab/>“My compatriots!” Vinias bellowed out into the eager crowd. The hush that followed teetered on the edge of anticipation. “Today marks a new era. An era of innovation. An era of wealth,” he continued, before adding darkly “an era of triumph.”</text:span></text:p>
      <text:p text:style-name="P3"><text:span text:style-name="T11"><text:tab/>“</text:span><text:span text:style-name="T12">X</text:span><text:span text:style-name="T11"> years ago westerlin savages broke through our Dome.” Cheerful expressions worked themselves into frowns across the square. Many present today were refugees from the </text:span><text:span text:style-name="T12">precipice</text:span><text:span text:style-name="T11">, or </text:span><text:span text:style-name="T12">else knew people who lived there. Too many. “They ravaged our landscape! And did they leave our Trails untouched, that we might send aid? Did they not cut the cirulires? Did they not demolish our tranpanes?”</text:span></text:p>
      <text:p text:style-name="P3"><text:span text:style-name="T12"><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12">they had no idea; the people of Mussel </text:span><text:span text:style-name="T13">could not understand their sudden enemies anymore than they could mount a defense against them after years of complacency. Vinias could use that to unite them.</text:span></text:p>
      <text:p text:style-name="P3"><text:span text:style-name="T13"><text:tab/>Tapping into his Glimmer armband, </text:span><text:span text:style-name="T14">Vinias focused some of his cirule into the Archchancellor’s staff. An ornate affair of carved mahogany with two walnut-sized </text:span><text:span text:style-name="T17">Glimmer-fashioned</text:span><text:span text:style-name="T14"> semicircles embedded on to either side of a cross guard at the top. Branching out from the cross guard were two lengths of wood bending up and slightly towards each other before bending out and away. Where the bends were closest sat</text:span><text:span text:style-name="T17"> a sleek Glimmer sphere </text:span><text:span text:style-name="T14">that touched the base of the cross guard and the two bends, </text:span><text:span text:style-name="T17">giving</text:span><text:span text:style-name="T15"> off a faint light</text:span><text:span text:style-name="T14">.</text:span></text:p>
      <text:p text:style-name="P3"><text:span text:style-name="T14"><text:tab/>“</text:span><text:span text:style-name="T15">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3"><text:span text:style-name="T15"><text:tab/>A roar swept through the crowd. A few people paid by the Order helped it along in key positions, but the people wouldn’t care. So long as Vinias got that reaction from everyone. He could do anything.</text:span></text:p>
      <text:p text:style-name="P3"><text:span text:style-name="T15"><text:tab/></text:span><text:span text:style-name="T16">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3"><text:span text:style-name="T16"><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span></text:p>
      <text:p text:style-name="P3"><text:span text:style-name="T16"><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17">Strength that it could focus enough cirule to transpane someone from the top of the tower to any where else. And today was the day of its maiden send off.</text:span></text:p>
      <text:p text:style-name="P3"><text:span text:style-name="T17"><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18">Cirulists and Craftsfolk</text:span><text:span text:style-name="T17"> </text:span><text:span text:style-name="T18">made up the largest group in eighty.</text:span></text:p>
      <text:p text:style-name="P5"><text:span text:style-name="T18"><text:tab/>“Today, we will expand our reach. Our enemies will not take us by surprise. We will be free to work on wonders of all kinds!” </text:span></text:p>
      <text:p text:style-name="P5"><text:span text:style-name="T18"><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span></text:p>
      <text:p text:style-name="P5"><text:span text:style-name="T18"><text:tab/>Glowing intensified from the transpane. The colonists standing on top of it began to glow with the same light dancing off the transpane, until the light from every person briefly flashed and they were gone. </text:span><text:span text:style-name="T19">Not long after the Shimmering Tower started to glow.</text:span></text:p>
      <text:p text:style-name="P5"><text:span text:style-name="T19"><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span></text:p>
      <text:p text:style-name="P5"><text:span text:style-name="T19"><text:tab/>And it was done. A brief flare, brighter than what many in the crowd thought possible, emanated out before the tower fell to a dull silvery grey.</text:span></text:p>
      <text:p text:style-name="P5"><text:soft-page-break/><text:span text:style-name="T19"><text:tab/>Vinias did not watch the tower. He was not one to be spoiled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span></text:p>
      <text:p text:style-name="P5"><text:span text:style-name="T19"/></text:p>
      <text:p text:style-name="P5"><text:span text:style-name="T19"/></text:p>
      <text:p text:style-name="P5"><text:span text:style-name="T19"/></text:p>
      <text:p text:style-name="P6"><text:span text:style-name="T7">CHAPTER 1</text:span></text:p>
      <text:p text:style-name="P6"><text:span text:style-name="T7"/></text:p>
      <text:p text:style-name="P6"><text:span text:style-name="T7"><text:tab/></text:span><text:span text:style-name="T4">The first days were the hardest. I think that is what everyone expected, but no one knew just </text:span><text:span text:style-name="T20">how </text:span><text:span text:style-name="T4"><text:s/>difficult it would be.</text:span></text:p>
      <text:p text:style-name="P6"><text:span text:style-name="T7">----------</text:span></text:p>
      <text:p text:style-name="P6"><text:span text:style-name="T7"><text:tab/>For as long as Jisto could remember, the moon shone </text:span><text:span text:style-name="T20">every</text:span><text:span text:style-name="T7"> night </text:span><text:span text:style-name="T20">of his life</text:span><text:span text:style-name="T7">. Great-father told Jisto stories about the moon throughout his childhood. Gazing up at the moon, as he did every night, sometimes he could still hear them. </text:span><text:span text:style-name="T20">He gripped his necklace fondly and turned back on the path toward home before papi would yell at him, letting go as he did.</text:span></text:p>
      <text:p text:style-name="P6"><text:span text:style-name="T20"><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span></text:p>
      <text:p text:style-name="P6"><text:span text:style-name="T20"><text:tab/>Still, papi sent Jisto to the market in Drisdal every high-moon and was not happy when Jisto brought back excuses instead of leather. And without the leather, there were fewer shoes, with fewer customers, with fewer coins to take to the market…</text:span></text:p>
      <text:p text:style-name="P6"><text:span text:style-name="T20"><text:tab/>Shaking himself, Jisto put a little pip into his step and urged Brond to hurry up as well. It was getting too late for dreary thoughts. In </text:span><text:span text:style-name="T21">his</text:span><text:span text:style-name="T20"> estimation time, spent worrying was better time spent hurrying, but saying such things to papi earned a </text:span><text:span text:style-name="T21">grunt</text:span><text:span text:style-name="T20">. </text:span><text:span text:style-name="T21">Jisto could always bite his tongue when needed.</text:span></text:p>
      <text:p text:style-name="P6"><text:span text:style-name="T21"><text:tab/>Dirt turned to cobble, and Jisto soon passed the farrier. He longed to stop in and say hi. Elzibella always had a him. And when he tells Elzi how silly it is for a cobbler to not make cobbles, she always laughed. Papi would blush, and wait until they were out of the store before giving Jisto an earful.</text:span></text:p>
      <text:p text:style-name="P6"><text:span text:style-name="T21"><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span></text:p>
      <text:p text:style-name="P6"><text:span text:style-name="T21"><text:tab/></text:span><text:span text:style-name="T22">Jisto turned right at the fountain square. He thought that it was a little too silent for the night… oh, the tavern isn’t open. </text:span><text:span text:style-name="T5">Hmm,</text:span><text:span text:style-name="T22"> Jisto thought, </text:span><text:span text:style-name="T5">it usually never misses a night- especially not high-moon</text:span><text:span text:style-name="T22">.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8"><text:span text:style-name="T22"><text:tab/></text:span></text:p>
      <text:p text:style-name="P7"><text:span text:style-name="T7"/></text:p>
      <text:p text:style-name="P7"><text:span text:style-name="T7"><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span></text:p>
      <text:p text:style-name="P7"><text:span text:style-name="T7"><text:tab/>Shutting the book with perhaps a little more force than necessary, Piper shuffled over to his cot and shelved </text:span><text:span text:style-name="T2">Ancient Architecture</text:span><text:span text:style-name="T7">. Dreary old buildings did not captivate Piper’s interest the same way stories about heroes fighting fantastical creatures could. Jisto never read, </text:span><text:span text:style-name="T23">yet always needled Piper about reading the same old kind of books.</text:span></text:p>
      <text:p text:style-name="P7"><text:soft-page-break/><text:span text:style-name="T7"><text:tab/></text:span><text:span text:style-name="T6">Well, I can do different things, </text:span><text:span text:style-name="T23">he thought. </text:span><text:span text:style-name="T6">I definitely read different books for myself. Definitely not to impress Jisto</text:span><text:span text:style-name="T23">. Bemused at his own lie, Piper lay down and tried to stop his mind from racing. Eventually he found sleep.</text:span></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1T16:01:54.385016754</dc:date>
    <meta:editing-duration>PT21M57S</meta:editing-duration>
    <meta:editing-cycles>3</meta:editing-cycles>
    <meta:generator>LibreOffice/5.4.1.2$Linux_X86_64 LibreOffice_project/40m0$Build-2</meta:generator>
    <meta:document-statistic meta:table-count="0" meta:image-count="0" meta:object-count="0" meta:page-count="4" meta:paragraph-count="39" meta:word-count="2166" meta:character-count="12515" meta:non-whitespace-character-count="10342"/>
  </office:meta>
</office:document-meta>
</file>